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11B3DA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Regular" style:font-family-generic="swiss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.318cm" style:contextual-spacing="false" fo:text-indent="0cm" style:auto-text-indent="false"/>
      <style:text-properties style:font-name="Source Sans Pro ExtraLight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officeooo:rsid="00138a38" officeooo:paragraph-rsid="00138a38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38a38" officeooo:paragraph-rsid="00138a38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Source Sans Pro Semibold" fo:font-size="16pt" fo:font-weight="normal" officeooo:rsid="00138a38" officeooo:paragraph-rsid="00138a38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left="0cm" fo:margin-right="0cm" fo:margin-top="0cm" fo:margin-bottom="0.318cm" style:contextual-spacing="false" fo:text-indent="0cm" style:auto-text-indent="false"/>
      <style:text-properties style:font-name="Source Sans Pro Light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margin-top="0cm" fo:margin-bottom="0.318cm" style:contextual-spacing="false" fo:text-indent="0cm" style:auto-text-indent="false"/>
      <style:text-properties style:font-name="Source Sans Pro Light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Source Sans Pro ExtraLight" fo:font-size="14pt" fo:font-weight="normal" officeooo:rsid="00138a38" officeooo:paragraph-rsid="00138a3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margin-top="0cm" fo:margin-bottom="0.318cm" style:contextual-spacing="false" fo:text-indent="0cm" style:auto-text-indent="false"/>
      <style:text-properties style:font-name="Source Sans Pro ExtraLight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margin-top="0cm" fo:margin-bottom="0.318cm" style:contextual-spacing="false" fo:text-indent="0cm" style:auto-text-indent="false"/>
      <style:text-properties fo:color="#5b277d" loext:opacity="100%" style:font-name="Source Sans Pro Light"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 style:writing-mode="lr-tb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4c589"/>
    </style:style>
    <style:style style:name="P13" style:family="paragraph" style:parent-style-name="Text_20_body">
      <style:paragraph-properties fo:margin-left="0cm" fo:margin-right="0cm" fo:margin-top="0cm" fo:margin-bottom="0.318cm" style:contextual-spacing="false" fo:text-indent="0cm" style:auto-text-indent="fals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Source Sans Pro Light" fo:font-size="14pt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.318cm" style:contextual-spacing="false" fo:text-indent="0cm" style:auto-text-indent="false"/>
      <style:text-properties style:font-name="Source Sans Pro ExtraLight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font-name="Source Sans Pro ExtraLight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Source Sans Pro Light" fo:font-size="14pt" style:font-size-asian="14pt" style:font-size-complex="14pt"/>
    </style:style>
    <style:style style:name="T5" style:family="text">
      <style:text-properties style:font-name="Source Sans Pro Light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Source Sans Pro Light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style:font-name="Source Sans Pro Light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111111" loext:opacity="100%"/>
    </style:style>
    <style:style style:name="T10" style:family="text">
      <style:text-properties loext:padding="0cm" loext:border="none"/>
    </style:style>
    <style:style style:name="T11" style:family="text">
      <style:text-properties style:font-name="Source Sans Pro Semibold1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2" style:family="text">
      <style:text-properties style:font-name="Source Sans Pro Semibold1"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style:font-name="Source Sans Pro Semibold1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Source Sans Pro Semibold1"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rso de HTML e CSS</text:p>
      <text:p text:style-name="P2"/>
      <text:p text:style-name="P2"/>
      <text:p text:style-name="P4">Quais são as três formas de CSS em HTML?</text:p>
      <text:p text:style-name="P7"/>
      <text:p text:style-name="P2"><text:span text:style-name="T3">As três formas de inserir CSS em um documento HTML são: </text:span><text:span text:style-name="Strong_20_Emphasis"><text:span text:style-name="T3">inline (em linha)</text:span></text:span><text:span text:style-name="T3">, </text:span><text:span text:style-name="Strong_20_Emphasis"><text:span text:style-name="T3">internal (interno/incorporado) </text:span></text:span><text:span text:style-name="T3">e </text:span><text:span text:style-name="Strong_20_Emphasis"><text:span text:style-name="T3">external (externo)</text:span></text:span><text:span text:style-name="T3">. Elas definem como os estilos de apresentação são aplicados aos elementos, variando do mais específico ao mais abrangente, permitindo desde estilizações rápidas até a organização de projetos inteiros. </text:span></text:p>
      <text:p text:style-name="P8"/>
      <text:p text:style-name="P8">Este vídeo explica as três formas de aplicar CSS em um documento HTML:</text:p>
      <text:p text:style-name="P8"><text:a xlink:type="simple" xlink:href="https://www.youtube.com/ccee1c7a-ce0f-4cb8-878a-b19a0029da7c" text:style-name="Internet_20_link" text:visited-style-name="Visited_20_Internet_20_Link">https://www.youtube.com/ccee1c7a-ce0f-4cb8-878a-b19a0029da7c</text:a></text:p>
      <text:p text:style-name="P5">Aqui estão os detalhes de cada forma:</text:p>
      <text:list text:style-name="L1">
        <text:list-item>
          <text:p text:style-name="P10"><text:span text:style-name="Strong_20_Emphasis"><text:span text:style-name="T4">1. </text:span></text:span><text:a xlink:type="simple" xlink:href="https://www.google.com/search?q=CSS+Inline+%28Em+linha%29&amp;oq=Quais+são+as+três+formas+de+CSS+em+HTML%3F&amp;gs_lcrp=EgZjaHJvbWUyBggAEEUYOTIHCAEQIRigATIHCAIQIRigATIHCAMQIRigAdIBCjUwNzY1ajBqMTWoAgiwAgHxBZ9yeqdZFLnL&amp;sourceid=chrome&amp;ie=UTF-8&amp;mstk=AUtExfCGhdxGkIm_4ZmA54OErfJjtNQsEyXXZ0szncOiVRpOQIvl4vibX2C67HdnvZ8X3RSt9rUAV5PXh3-OU4IgtSRnzQm3_pEevfM0qmkk7ASvbsUIEasMuP3xxdA03sn8AfjVqoFDkRA7TwYHCOjm-5H4umC4Es9aS7scAhcxDpL45dg&amp;csui=3&amp;ved=2ahUKEwi4y5Swg9-TAxURr5UCHevYCpcQgK4QegQIBBAB" text:style-name="Internet_20_link" text:visited-style-name="Visited_20_Internet_20_Link"><text:span text:style-name="Strong_20_Emphasis"><text:span text:style-name="T11">CSS Inline (Em linha)</text:span></text:span></text:a><text:span text:style-name="Strong_20_Emphasis"><text:span text:style-name="T13">:</text:span></text:span></text:p>
          <text:list>
            <text:list-header>
              <text:p text:style-name="P11"><text:span text:style-name="Strong_20_Emphasis"><text:span text:style-name="T4"><text:s/><text:tab/>Como usar: </text:span></text:span><text:span text:style-name="T4">Aplica o estilo diretamente na tag HTML usando o atributo </text:span><text:span text:style-name="Source_20_Text"><text:span text:style-name="T4">style</text:span></text:span><text:span text:style-name="T4">.</text:span></text:p>
              <text:p text:style-name="P11"><text:span text:style-name="Strong_20_Emphasis"><text:span text:style-name="T4"><text:s/><text:tab/>Exemplo: </text:span></text:span><text:span text:style-name="Source_20_Text"><text:span text:style-name="T4">&lt;h1 style="color: blue;"&gt;Texto&lt;/h1&gt;</text:span></text:span><text:span text:style-name="T4">.</text:span></text:p>
              <text:p text:style-name="P10"><text:span text:style-name="Strong_20_Emphasis"><text:span text:style-name="T4"><text:s/><text:tab/>Uso: </text:span></text:span><text:span text:style-name="T4">Recomendado apenas para mudanças rápidas e isoladas, pois dificulta a manutenção.</text:span></text:p>
              <text:p text:style-name="P14"/>
            </text:list-header>
          </text:list>
        </text:list-item>
        <text:list-item>
          <text:p text:style-name="P12"><text:span text:style-name="Strong_20_Emphasis"><text:span text:style-name="T4">2.</text:span></text:span><text:span text:style-name="Strong_20_Emphasis"><text:span text:style-name="T14"> </text:span></text:span><text:a xlink:type="simple" xlink:href="https://www.google.com/search?q=CSS+Interno+%28Incorporado%29&amp;oq=Quais+são+as+três+formas+de+CSS+em+HTML%3F&amp;gs_lcrp=EgZjaHJvbWUyBggAEEUYOTIHCAEQIRigATIHCAIQIRigATIHCAMQIRigAdIBCjUwNzY1ajBqMTWoAgiwAgHxBZ9yeqdZFLnL&amp;sourceid=chrome&amp;ie=UTF-8&amp;mstk=AUtExfCGhdxGkIm_4ZmA54OErfJjtNQsEyXXZ0szncOiVRpOQIvl4vibX2C67HdnvZ8X3RSt9rUAV5PXh3-OU4IgtSRnzQm3_pEevfM0qmkk7ASvbsUIEasMuP3xxdA03sn8AfjVqoFDkRA7TwYHCOjm-5H4umC4Es9aS7scAhcxDpL45dg&amp;csui=3&amp;ved=2ahUKEwi4y5Swg9-TAxURr5UCHevYCpcQgK4QegQIBBAG" text:style-name="Internet_20_link" text:visited-style-name="Visited_20_Internet_20_Link"><text:span text:style-name="Strong_20_Emphasis"><text:span text:style-name="T12">CSS Interno (Incorporado)</text:span></text:span></text:a><text:span text:style-name="Strong_20_Emphasis"><text:span text:style-name="T14">:</text:span></text:span></text:p>
          <text:p text:style-name="P12"><text:span text:style-name="Strong_20_Emphasis"><text:span text:style-name="T4"><text:s/><text:tab/>Como usar: </text:span></text:span><text:span text:style-name="T4">Coloca-se as regras CSS dentro da tag </text:span><text:span text:style-name="Source_20_Text"><text:span text:style-name="T4">&lt;style&gt; </text:span></text:span><text:span text:style-name="T4">dentro da seção </text:span><text:span text:style-name="Source_20_Text"><text:span text:style-name="T4">&lt;head&gt; </text:span></text:span><text:span text:style-name="T4">do HTML.</text:span></text:p>
          <text:list>
            <text:list-header>
              <text:p text:style-name="P11"><text:span text:style-name="Strong_20_Emphasis"><text:span text:style-name="T4"><text:s/><text:tab/>Exemplo: </text:span></text:span><text:span text:style-name="Source_20_Text"><text:span text:style-name="T4">&lt;head&gt;&lt;style&gt;h1 { color: blue; }&lt;/style&gt;&lt;/head&gt;</text:span></text:span><text:span text:style-name="T4">.</text:span></text:p>
              <text:p text:style-name="P10"><text:span text:style-name="Strong_20_Emphasis"><text:span text:style-name="T4"><text:s/><text:tab/>Uso: </text:span></text:span><text:span text:style-name="T4">Ideal para páginas únicas, mas não reutilizável em outros arquivos.</text:span></text:p>
              <text:p text:style-name="P14"/>
            </text:list-header>
          </text:list>
        </text:list-item>
        <text:list-item>
          <text:p text:style-name="P10"><text:span text:style-name="Strong_20_Emphasis"><text:span text:style-name="T4">3. </text:span></text:span><text:a xlink:type="simple" xlink:href="https://www.google.com/search?q=CSS+Externo+%28Folha+de+Estilo+Externa%29&amp;oq=Quais+são+as+três+formas+de+CSS+em+HTML%3F&amp;gs_lcrp=EgZjaHJvbWUyBggAEEUYOTIHCAEQIRigATIHCAIQIRigATIHCAMQIRigAdIBCjUwNzY1ajBqMTWoAgiwAgHxBZ9yeqdZFLnL&amp;sourceid=chrome&amp;ie=UTF-8&amp;mstk=AUtExfCGhdxGkIm_4ZmA54OErfJjtNQsEyXXZ0szncOiVRpOQIvl4vibX2C67HdnvZ8X3RSt9rUAV5PXh3-OU4IgtSRnzQm3_pEevfM0qmkk7ASvbsUIEasMuP3xxdA03sn8AfjVqoFDkRA7TwYHCOjm-5H4umC4Es9aS7scAhcxDpL45dg&amp;csui=3&amp;ved=2ahUKEwi4y5Swg9-TAxURr5UCHevYCpcQgK4QegQIBBAL" text:style-name="Internet_20_link" text:visited-style-name="Visited_20_Internet_20_Link"><text:span text:style-name="Strong_20_Emphasis"><text:span text:style-name="T12">CSS Externo (Folha de Estilo Externa)</text:span></text:span></text:a><text:span text:style-name="Strong_20_Emphasis"><text:span text:style-name="T14">:</text:span></text:span></text:p>
          <text:list>
            <text:list-header>
              <text:p text:style-name="P11"><text:span text:style-name="Strong_20_Emphasis"><text:span text:style-name="T4"><text:s/><text:tab/>Como usar: </text:span></text:span><text:span text:style-name="T4">Cria-se um arquivo </text:span><text:span text:style-name="Source_20_Text"><text:span text:style-name="T4">.css </text:span></text:span><text:span text:style-name="T4">separado e o vincula ao HTML usando a tag </text:span><text:span text:style-name="Source_20_Text"><text:span text:style-name="T4">&lt;link&gt; </text:span></text:span><text:span text:style-name="T4">dentro do </text:span><text:span text:style-name="Source_20_Text"><text:span text:style-name="T4">&lt;head&gt;</text:span></text:span><text:span text:style-name="T4">.</text:span></text:p>
              <text:p text:style-name="P11"><text:span text:style-name="Strong_20_Emphasis"><text:span text:style-name="T4"><text:s/><text:tab/>Exemplo: </text:span></text:span><text:span text:style-name="Source_20_Text"><text:span text:style-name="T4">&lt;head&gt;&lt;link rel="stylesheet" href="estilos.css"&gt;&lt;/head&gt;</text:span></text:span><text:span text:style-name="T4">.</text:span></text:p>
              <text:p text:style-name="P10"><text:span text:style-name="Strong_20_Emphasis"><text:span text:style-name="T4"><text:s/><text:tab/>Uso: </text:span></text:span><text:span text:style-name="T4">É o método mais recomendado, pois separa a estrutura (HTML) da apresentação (CSS), facilitando a manutenção e a consistência em todo o site. </text:span><text:span text:style-name="T4"><draw:frame draw:style-name="fr1" draw:name="Figura1" text:anchor-type="as-char" svg:width="0.318cm" svg:height="0.318cm" draw:z-index="0"><draw:image xlink:href="Pictures/10000001000000800000008011B3DA0F.png" xlink:type="simple" xlink:show="embed" xlink:actuate="onLoad" draw:mime-type="image/png"/><svg:title>YouTube</svg:title></draw:frame></text:span></text:p>
            </text:list-header>
          </text:list>
        </text:list-item>
      </text:list>
      <text:p text:style-name="P13"><text:span text:style-name="T4">Para entender melhor como estruturar seus arquivos CSS, você pode consultar o guia do MDN Web Docs. Se precisar de mais exemplos, o </text:span><text:a xlink:type="simple" xlink:href="https://fariart.com.br/blog/conheca-as-3-formas-de-usar-css/" office:target-frame-name="_blank" xlink:show="new" text:style-name="Internet_20_link" text:visited-style-name="Visited_20_Internet_20_Link"><text:span text:style-name="T6">fariart.com.br</text:span></text:a><text:span text:style-name="T6"> </text:span><text:span text:style-name="T4">e o </text:span><text:a xlink:type="simple" xlink:href="https://www.cpt.com.br/artigos/desenvolvimento-de-sites-css-estilos-inline-incorporado-e-externo" office:target-frame-name="_blank" xlink:show="new" text:style-name="Internet_20_link" text:visited-style-name="Visited_20_Internet_20_Link"><text:span text:style-name="T6">cursos CPT</text:span></text:a><text:span text:style-name="T6"> </text:span><text:span text:style-name="T4">explicam as três formas em detalhes.</text:span></text:p>
      <text:p text:style-name="P13"><text:a xlink:type="simple" xlink:href="https://developer.mozilla.org/pt-BR/docs/Learn_web_development/Core/Styling_basics/Getting_started" text:style-name="Internet_20_link" text:visited-style-name="Visited_20_Internet_20_Link"><text:span text:style-name="T4">https://developer.mozilla.org/pt-BR/docs/Learn_web_development/Core/Styling_basics/Getting_started</text:span></text:a></text:p>
      <text:p text:style-name="P15"/>
      <text:p text:style-name="P8"/>
      <text:p text:style-name="P8"><text:soft-page-break/></text:p>
      <text:h text:style-name="P1" text:outline-level="3"><text:a xlink:type="simple" xlink:href="https://developer.mozilla.org/pt-BR/docs/Learn_web_development/Core/Styling_basics/Getting_started#folha_de_estilos_externa" text:style-name="Internet_20_link" text:visited-style-name="Visited_20_Internet_20_Link"><text:bookmark text:name="folha_de_estilos_externa"/><text:span text:style-name="Source_20_Text"><text:span text:style-name="T10">Folha de Estilos Externa</text:span></text:span></text:a></text:h>
      <text:p text:style-name="P8"><text:span text:style-name="Source_20_Text"><text:span text:style-name="T10">Uma folha de estilos externa é quando você tem seu CSS escrito em um arquivo separado com uma extensão .css</text:span></text:span>, e você o refere dentro de um elemento <text:span text:style-name="Source_20_Text"><text:span text:style-name="T10">&lt;link&gt; </text:span></text:span>do HTML: </text:p>
      <text:p text:style-name="P9">&lt;!doctype html&gt;</text:p>
      <text:p text:style-name="P9">&lt;html&gt;</text:p>
      <text:p text:style-name="P9"><text:s text:c="2"/><text:tab/>&lt;head&gt;</text:p>
      <text:p text:style-name="P9"><text:s text:c="4"/><text:tab/><text:tab/>&lt;meta charset="<text:span text:style-name="T9">utf-8</text:span>" /&gt;</text:p>
      <text:p text:style-name="P9"><text:s text:c="4"/><text:tab/><text:tab/>&lt;title&gt;<text:span text:style-name="T9">My CSS experiment</text:span>&lt;/title&gt;</text:p>
      <text:p text:style-name="P9"><text:s text:c="4"/><text:tab/><text:tab/>&lt;link rel="stylesheet" href="<text:span text:style-name="T9">styles.css</text:span>" /&gt;</text:p>
      <text:p text:style-name="P9"><text:s text:c="2"/><text:tab/>&lt;/head&gt;</text:p>
      <text:p text:style-name="P9"><text:s text:c="2"/><text:tab/>&lt;body&gt;</text:p>
      <text:p text:style-name="P9"><text:s text:c="4"/><text:tab/><text:tab/>&lt;h1&gt;<text:span text:style-name="T9">Hello World!</text:span>&lt;/h1&gt;</text:p>
      <text:p text:style-name="P9"><text:s text:c="4"/><text:tab/><text:tab/>&lt;p&gt;<text:span text:style-name="T9">This is my first CSS example</text:span>&lt;/p&gt;</text:p>
      <text:p text:style-name="P9"><text:s text:c="2"/><text:tab/>&lt;/body&gt;</text:p>
      <text:p text:style-name="P9">&lt;/html&gt;</text:p>
      <text:p text:style-name="P6">O arquivo CSS deve se parecer com algo nesse estilo: </text:p>
      <text:p text:style-name="P9">h1 {</text:p>
      <text:p text:style-name="P9"><text:s text:c="2"/><text:tab/>color: <text:span text:style-name="T9">blue</text:span>;</text:p>
      <text:p text:style-name="P9"><text:s text:c="2"/><text:tab/>background-color: <text:span text:style-name="T9">yellow</text:span>;</text:p>
      <text:p text:style-name="P9"><text:s text:c="2"/><text:tab/>border: <text:span text:style-name="T9">1px solid black</text:span>;</text:p>
      <text:p text:style-name="P9">}</text:p>
      <text:p text:style-name="P9"/>
      <text:p text:style-name="P9">p {</text:p>
      <text:p text:style-name="P9"><text:s text:c="2"/><text:tab/>color: <text:span text:style-name="T9">red</text:span>;</text:p>
      <text:p text:style-name="P9">}</text:p>
      <text:p text:style-name="P7"/>
      <text:p text:style-name="P7"/>
      <text:p text:style-name="P7"/>
      <text:p text:style-name="P7"><text:soft-page-break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8T16:23:05.556000000</meta:creation-date>
    <dc:date>2026-04-08T17:20:52.573000000</dc:date>
    <meta:editing-duration>PT57M45S</meta:editing-duration>
    <meta:editing-cycles>6</meta:editing-cycles>
    <meta:generator>LibreOffice/7.6.6.3$Windows_X86_64 LibreOffice_project/d97b2716a9a4a2ce1391dee1765565ea469b0ae7</meta:generator>
    <meta:document-statistic meta:table-count="0" meta:image-count="1" meta:object-count="0" meta:page-count="3" meta:paragraph-count="45" meta:word-count="343" meta:character-count="2296" meta:non-whitespace-character-count="1934"/>
  </office:meta>
</office:document-meta>
</file>